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P8" style:parent-style-name="Textbody" style:family="paragraph">
      <style:paragraph-properties fo:text-indent="0.5in"/>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P12" style:parent-style-name="Textbody" style:family="paragraph">
      <style:text-properties style:font-size-complex="11pt"/>
    </style:style>
    <style:style style:name="P13" style:parent-style-name="Textbody" style:family="paragraph">
      <style:text-properties style:font-size-complex="11pt"/>
    </style:style>
    <style:style style:name="T14" style:parent-style-name="DefaultParagraphFont" style:family="text">
      <style:text-properties style:font-size-complex="11pt"/>
    </style:style>
    <style:style style:name="T15" style:parent-style-name="DefaultParagraphFont" style:family="text">
      <style:text-properties style:font-name="Source Code Pro" style:font-size-complex="11pt"/>
    </style:style>
    <style:style style:name="T16" style:parent-style-name="DefaultParagraphFont" style:family="text">
      <style:text-properties style:font-name="Source Code Pro" style:font-size-complex="11pt"/>
    </style:style>
    <style:style style:name="T17" style:parent-style-name="DefaultParagraphFont" style:family="text">
      <style:text-properties style:font-size-complex="11pt"/>
    </style:style>
    <style:style style:name="P18" style:parent-style-name="Textbody" style:family="paragraph">
      <style:text-properties style:font-size-complex="11pt"/>
    </style:style>
    <style:style style:name="P19" style:parent-style-name="Textbody" style:family="paragraph">
      <style:paragraph-properties fo:margin-left="0.5in">
        <style:tab-stops/>
      </style:paragraph-properties>
      <style:text-properties style:font-size-complex="11pt"/>
    </style:style>
    <style:style style:name="T20" style:parent-style-name="DefaultParagraphFont" style:family="text">
      <style:text-properties fo:font-weight="bold" style:font-weight-asian="bold" style:font-weight-complex="bold" fo:font-size="11pt" style:font-size-asian="11pt" style:font-size-complex="11pt"/>
    </style:style>
    <style:style style:name="T21" style:parent-style-name="DefaultParagraphFont" style:family="text">
      <style:text-properties fo:font-size="11pt" style:font-size-asian="11pt" style:font-size-complex="11pt"/>
    </style:style>
    <style:style style:name="P22" style:parent-style-name="Textbody" style:family="paragraph">
      <style:text-properties style:font-size-complex="11pt"/>
    </style:style>
    <style:style style:name="P23" style:parent-style-name="Textbody" style:family="paragraph">
      <style:text-properties style:font-size-complex="11pt"/>
    </style:style>
    <style:style style:name="T24" style:parent-style-name="DefaultParagraphFont" style:family="text">
      <style:text-properties style:font-size-complex="11pt"/>
    </style:style>
    <style:style style:name="T25" style:parent-style-name="DefaultParagraphFont" style:family="text">
      <style:text-properties style:font-name="Source Code Pro" style:font-size-complex="11pt"/>
    </style:style>
    <style:style style:name="T26" style:parent-style-name="DefaultParagraphFont" style:family="text">
      <style:text-properties style:font-size-complex="11pt"/>
    </style:style>
    <style:style style:name="T27" style:parent-style-name="DefaultParagraphFont" style:family="text">
      <style:text-properties style:font-name="Source Code Pro" style:font-size-complex="11pt"/>
    </style:style>
    <style:style style:name="T28" style:parent-style-name="DefaultParagraphFont" style:family="text">
      <style:text-properties style:font-size-complex="11pt"/>
    </style:style>
    <style:style style:name="T29" style:parent-style-name="DefaultParagraphFont" style:family="text">
      <style:text-properties style:font-name="Source Code Pro" style:font-size-complex="11pt"/>
    </style:style>
    <style:style style:name="T30" style:parent-style-name="DefaultParagraphFont" style:family="text">
      <style:text-properties style:font-size-complex="11pt"/>
    </style:style>
    <style:style style:name="T31" style:parent-style-name="DefaultParagraphFont" style:family="text">
      <style:text-properties style:font-size-complex="11pt"/>
    </style:style>
    <style:style style:name="P32" style:parent-style-name="Textbody" style:family="paragraph">
      <style:text-properties style:font-size-complex="11pt"/>
    </style:style>
    <style:style style:name="P33" style:parent-style-name="Textbody" style:family="paragraph">
      <style:text-properties style:font-size-complex="11pt"/>
    </style:style>
    <style:style style:name="P34" style:parent-style-name="Textbody" style:family="paragraph">
      <style:text-properties style:font-size-complex="11pt"/>
    </style:style>
    <style:style style:name="P35" style:parent-style-name="Textbody" style:family="paragraph">
      <style:text-properties style:font-size-complex="11pt"/>
    </style:style>
    <style:style style:name="P36" style:parent-style-name="Textbody" style:family="paragraph">
      <style:text-properties style:font-size-complex="11pt"/>
    </style:style>
    <style:style style:name="P37" style:parent-style-name="Textbody" style:family="paragraph">
      <style:text-properties style:font-size-complex="11pt"/>
    </style:style>
    <style:style style:name="T38" style:parent-style-name="DefaultParagraphFont" style:family="text">
      <style:text-properties fo:font-weight="bold" style:font-weight-asian="bold" style:font-weight-complex="bold" fo:font-size="11pt" style:font-size-asian="11pt" style:font-size-complex="11pt"/>
    </style:style>
    <style:style style:name="T39" style:parent-style-name="DefaultParagraphFont" style:family="text">
      <style:text-properties fo:font-size="11pt" style:font-size-asian="11pt" style:font-size-complex="11pt"/>
    </style:style>
    <style:style style:name="P40" style:parent-style-name="Textbody" style:family="paragraph">
      <style:text-properties style:font-size-complex="11pt"/>
    </style:style>
    <style:style style:name="P41" style:parent-style-name="Textbody" style:family="paragraph">
      <style:text-properties style:font-size-complex="11pt"/>
    </style:style>
    <style:style style:name="T42" style:parent-style-name="DefaultParagraphFont" style:family="text">
      <style:text-properties style:font-size-complex="11pt"/>
    </style:style>
    <style:style style:name="T43" style:parent-style-name="DefaultParagraphFont" style:family="text">
      <style:text-properties style:font-name="Source Code Pro" style:font-size-complex="11pt"/>
    </style:style>
    <style:style style:name="T44" style:parent-style-name="DefaultParagraphFont" style:family="text">
      <style:text-properties style:font-size-complex="11pt"/>
    </style:style>
    <style:style style:name="T45" style:parent-style-name="DefaultParagraphFont" style:family="text">
      <style:text-properties style:font-name="Source Code Pro" style:font-size-complex="11pt"/>
    </style:style>
    <style:style style:name="T46" style:parent-style-name="DefaultParagraphFont" style:family="text">
      <style:text-properties style:font-size-complex="11pt"/>
    </style:style>
    <style:style style:name="T47" style:parent-style-name="DefaultParagraphFont" style:family="text">
      <style:text-properties style:font-name="Source Code Pro" style:font-size-complex="11pt"/>
    </style:style>
    <style:style style:name="T48" style:parent-style-name="DefaultParagraphFont" style:family="text">
      <style:text-properties style:font-size-complex="11pt"/>
    </style:style>
    <style:style style:name="P49" style:parent-style-name="Textbody" style:family="paragraph">
      <style:text-properties style:font-size-complex="11pt"/>
    </style:style>
    <style:style style:name="P50" style:parent-style-name="Textbody" style:family="paragraph">
      <style:text-properties style:font-size-complex="11pt"/>
    </style:style>
    <style:style style:name="P51" style:parent-style-name="Textbody" style:family="paragraph">
      <style:text-properties style:font-size-complex="11pt"/>
    </style:style>
    <style:style style:name="P52" style:parent-style-name="Textbody" style:family="paragraph">
      <style:text-properties style:font-size-complex="11pt"/>
    </style:style>
    <style:style style:name="T53" style:parent-style-name="DefaultParagraphFont" style:family="text">
      <style:text-properties fo:font-weight="bold" style:font-weight-asian="bold" style:font-weight-complex="bold"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P56" style:parent-style-name="Textbody" style:family="paragraph">
      <style:text-properties style:font-size-complex="11pt"/>
    </style:style>
    <style:style style:name="P57" style:parent-style-name="Textbody" style:family="paragraph">
      <style:text-properties style:font-size-complex="11pt"/>
    </style:style>
    <style:style style:name="T58" style:parent-style-name="DefaultParagraphFont" style:family="text">
      <style:text-properties style:font-size-complex="11pt"/>
    </style:style>
    <style:style style:name="T59" style:parent-style-name="DefaultParagraphFont" style:family="text">
      <style:text-properties style:font-name="Source Code Pro" style:font-size-complex="11pt"/>
    </style:style>
    <style:style style:name="T60" style:parent-style-name="DefaultParagraphFont" style:family="text">
      <style:text-properties style:font-size-complex="11pt"/>
    </style:style>
    <style:style style:name="P61" style:parent-style-name="Textbody" style:family="paragraph">
      <style:text-properties style:font-size-complex="11pt"/>
    </style:style>
    <style:style style:name="P62" style:parent-style-name="Textbody" style:family="paragraph">
      <style:text-properties style:font-size-complex="11pt"/>
    </style:style>
    <style:style style:name="T63" style:parent-style-name="DefaultParagraphFont" style:family="text">
      <style:text-properties fo:font-weight="bold" style:font-weight-asian="bold" style:font-weight-complex="bold" fo:font-size="11pt" style:font-size-asian="11pt" style:font-size-complex="11pt"/>
    </style:style>
    <style:style style:name="T64" style:parent-style-name="DefaultParagraphFont" style:family="text">
      <style:text-properties fo:font-size="11pt" style:font-size-asian="11pt" style:font-size-complex="11pt"/>
    </style:style>
    <style:style style:name="P65" style:parent-style-name="Textbody" style:family="paragraph">
      <style:text-properties style:font-size-complex="11pt"/>
    </style:style>
    <style:style style:name="P66" style:parent-style-name="Heading1" style:family="paragraph">
      <style:text-properties fo:font-size="11pt" style:font-size-asian="11pt" style:font-size-complex="11pt"/>
    </style:style>
    <style:style style:name="P67" style:parent-style-name="Heading1" style:family="paragraph">
      <style:text-properties fo:font-size="11pt" style:font-size-asian="11pt" style:font-size-complex="11pt"/>
    </style:style>
    <style:style style:name="P68" style:parent-style-name="Heading" style:family="paragraph">
      <style:text-properties fo:font-style="italic" style:font-style-asian="italic" style:font-style-complex="italic" fo:font-size="11pt" style:font-size-asian="11pt" style:font-size-complex="11pt"/>
    </style:style>
    <style:style style:name="T69" style:parent-style-name="DefaultParagraphFont" style:family="text">
      <style:text-properties style:font-size-complex="11pt"/>
    </style:style>
    <style:style style:name="T70" style:parent-style-name="DefaultParagraphFont" style:family="text">
      <style:text-properties style:font-name="Source Code Pro" style:font-size-complex="11pt"/>
    </style:style>
    <style:style style:name="T71" style:parent-style-name="DefaultParagraphFont" style:family="text">
      <style:text-properties style:font-name="Source Code Pro" fo:font-style="italic" style:font-style-asian="italic" style:font-style-complex="italic" style:font-size-complex="11pt"/>
    </style:style>
    <style:style style:name="T72" style:parent-style-name="DefaultParagraphFont" style:family="text">
      <style:text-properties style:font-name="Source Code Pro" style:font-size-complex="11pt"/>
    </style:style>
    <style:style style:name="T73" style:parent-style-name="DefaultParagraphFont" style:family="text">
      <style:text-properties fo:font-weight="bold" style:font-weight-asian="bold" style:font-weight-complex="bold" fo:font-size="11pt" style:font-size-asian="11pt" style:font-size-complex="11pt"/>
    </style:style>
    <style:style style:name="T74" style:parent-style-name="DefaultParagraphFont" style:family="text">
      <style:text-properties fo:font-size="11pt" style:font-size-asian="11pt" style:font-size-complex="11pt"/>
    </style:style>
    <style:style style:name="P75" style:parent-style-name="Textbody" style:family="paragraph">
      <style:text-properties style:font-size-complex="11pt"/>
    </style:style>
    <style:style style:name="P76" style:parent-style-name="Textbody" style:family="paragraph">
      <style:text-properties style:font-size-complex="11pt"/>
    </style:style>
    <style:style style:name="P77" style:parent-style-name="Textbody" style:family="paragraph">
      <style:text-properties style:font-size-complex="11pt"/>
    </style:style>
    <style:style style:name="P78" style:parent-style-name="Textbody" style:family="paragraph">
      <style:text-properties style:font-size-complex="11pt"/>
    </style:style>
    <style:style style:name="P79" style:parent-style-name="Textbody" style:family="paragraph">
      <style:text-properties style:font-size-complex="11pt"/>
    </style:style>
    <style:style style:name="T80" style:parent-style-name="DefaultParagraphFont" style:family="text">
      <style:text-properties style:font-size-complex="11pt"/>
    </style:style>
    <style:style style:name="T81" style:parent-style-name="DefaultParagraphFont" style:family="text">
      <style:text-properties style:font-name="Source Code Pro" style:font-size-complex="11pt"/>
    </style:style>
    <style:style style:name="T82" style:parent-style-name="DefaultParagraphFont" style:family="text">
      <style:text-properties style:font-size-complex="11pt"/>
    </style:style>
    <style:style style:name="P83" style:parent-style-name="Textbody" style:family="paragraph">
      <style:text-properties style:font-size-complex="11pt"/>
    </style:style>
    <style:style style:name="P84" style:parent-style-name="Textbody" style:family="paragraph">
      <style:paragraph-properties fo:margin-left="0.5in">
        <style:tab-stops/>
      </style:paragraph-properties>
      <style:text-properties style:font-size-complex="11pt"/>
    </style:style>
    <style:style style:name="T85" style:parent-style-name="DefaultParagraphFont" style:family="text">
      <style:text-properties fo:font-weight="bold" style:font-weight-asian="bold" style:font-weight-complex="bold" fo:font-size="11pt" style:font-size-asian="11pt" style:font-size-complex="11pt"/>
    </style:style>
    <style:style style:name="T86" style:parent-style-name="DefaultParagraphFont" style:family="text">
      <style:text-properties fo:font-size="11pt" style:font-size-asian="11pt" style:font-size-complex="11pt"/>
    </style:style>
    <style:style style:name="P87" style:parent-style-name="Textbody" style:family="paragraph">
      <style:text-properties style:font-size-complex="11pt"/>
    </style:style>
    <style:style style:name="P88" style:parent-style-name="Textbody" style:family="paragraph">
      <style:text-properties style:font-size-complex="11pt"/>
    </style:style>
    <style:style style:name="P89" style:parent-style-name="Textbody" style:family="paragraph">
      <style:text-properties style:font-size-complex="11pt"/>
    </style:style>
    <style:style style:name="T90" style:parent-style-name="DefaultParagraphFont" style:family="text">
      <style:text-properties style:font-size-complex="11pt"/>
    </style:style>
    <style:style style:name="T91" style:parent-style-name="DefaultParagraphFont" style:family="text">
      <style:text-properties style:font-name="Source Code Pro" style:font-size-complex="11pt"/>
    </style:style>
    <style:style style:name="T92" style:parent-style-name="DefaultParagraphFont" style:family="text">
      <style:text-properties style:font-size-complex="11pt"/>
    </style:style>
    <style:style style:name="P93" style:parent-style-name="Textbody" style:family="paragraph">
      <style:text-properties style:font-size-complex="11pt"/>
    </style:style>
    <style:style style:name="P94" style:parent-style-name="Textbody" style:family="paragraph">
      <style:text-properties style:font-size-complex="11pt"/>
    </style:style>
    <style:style style:name="P95" style:parent-style-name="Textbody" style:family="paragraph">
      <style:text-properties style:font-size-complex="11pt"/>
    </style:style>
    <style:style style:name="P96" style:parent-style-name="Textbody" style:family="paragraph">
      <style:text-properties style:font-size-complex="11pt"/>
    </style:style>
    <style:style style:name="P97" style:parent-style-name="Textbody" style:family="paragraph">
      <style:paragraph-properties fo:margin-left="0.5in">
        <style:tab-stops/>
      </style:paragraph-properties>
      <style:text-properties style:font-size-complex="11pt"/>
    </style:style>
    <style:style style:name="T98" style:parent-style-name="DefaultParagraphFont" style:family="text">
      <style:text-properties fo:font-weight="bold" style:font-weight-asian="bold" style:font-weight-complex="bold" fo:font-size="11pt" style:font-size-asian="11pt" style:font-size-complex="11pt"/>
    </style:style>
    <style:style style:name="T99" style:parent-style-name="DefaultParagraphFont" style:family="text">
      <style:text-properties fo:font-size="11pt" style:font-size-asian="11pt" style:font-size-complex="11pt"/>
    </style:style>
    <style:style style:name="P100" style:parent-style-name="Textbody" style:family="paragraph">
      <style:text-properties style:font-size-complex="11pt"/>
    </style:style>
    <style:style style:name="P101" style:parent-style-name="Textbody" style:family="paragraph">
      <style:text-properties style:font-size-complex="11pt"/>
    </style:style>
    <style:style style:name="P102" style:parent-style-name="Textbody" style:family="paragraph">
      <style:text-properties style:font-size-complex="11pt"/>
    </style:style>
    <style:style style:name="P103" style:parent-style-name="Textbody" style:family="paragraph">
      <style:text-properties style:font-size-complex="11pt"/>
    </style:style>
    <style:style style:name="P104" style:parent-style-name="Textbody" style:family="paragraph">
      <style:text-properties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name="Source Code Pro" style:font-size-complex="11pt"/>
    </style:style>
    <style:style style:name="T107" style:parent-style-name="DefaultParagraphFont" style:family="text">
      <style:text-properties style:font-size-complex="11pt"/>
    </style:style>
    <style:style style:name="P108" style:parent-style-name="Textbody" style:family="paragraph">
      <style:text-properties style:font-size-complex="11pt"/>
    </style:style>
    <style:style style:name="P109" style:parent-style-name="Textbody" style:family="paragraph">
      <style:text-properties style:font-size-complex="11pt"/>
    </style:style>
    <style:style style:name="P110" style:parent-style-name="Textbody" style:family="paragraph">
      <style:text-properties style:font-size-complex="11pt"/>
    </style:style>
    <style:style style:name="P111" style:parent-style-name="Textbody" style:family="paragraph">
      <style:text-properties style:font-size-complex="11pt"/>
    </style:style>
    <style:style style:name="P112" style:parent-style-name="Textbody" style:family="paragraph">
      <style:paragraph-properties fo:margin-left="0.5in">
        <style:tab-stops/>
      </style:paragraph-properties>
      <style:text-properties style:font-size-complex="11pt"/>
    </style:style>
    <style:style style:name="T113" style:parent-style-name="DefaultParagraphFont" style:family="text">
      <style:text-properties fo:font-weight="bold" style:font-weight-asian="bold" style:font-weight-complex="bold"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tyle="italic" style:font-style-asian="italic" style:font-style-complex="italic" fo:font-size="11pt" style:font-size-asian="11pt" style:font-size-complex="11pt"/>
    </style:style>
    <style:style style:name="T116" style:parent-style-name="DefaultParagraphFont" style:family="text">
      <style:text-properties fo:font-size="11pt" style:font-size-asian="11pt" style:font-size-complex="11pt"/>
    </style:style>
    <style:style style:name="T117" style:parent-style-name="DefaultParagraphFont" style:family="text">
      <style:text-properties fo:font-size="11pt" style:font-size-asian="11pt" style:font-size-complex="11pt"/>
    </style:style>
    <style:style style:name="P118" style:parent-style-name="Textbody" style:family="paragraph"/>
    <style:style style:name="T119" style:parent-style-name="DefaultParagraphFont" style:family="text">
      <style:text-properties style:font-size-complex="11pt"/>
    </style:style>
    <style:style style:name="T120" style:parent-style-name="DefaultParagraphFont" style:family="text">
      <style:text-properties fo:font-style="italic" style:font-style-asian="italic" style:font-style-complex="italic" style:font-size-complex="11pt"/>
    </style:style>
    <style:style style:name="T121" style:parent-style-name="DefaultParagraphFont" style:family="text">
      <style:text-properties style:font-size-complex="11pt"/>
    </style:style>
    <style:style style:name="P122" style:parent-style-name="Textbody" style:family="paragraph">
      <style:text-properties style:font-size-complex="11pt"/>
    </style:style>
    <style:style style:name="P123" style:parent-style-name="Textbody" style:family="paragraph">
      <style:text-properties style:font-size-complex="11pt"/>
    </style:style>
    <style:style style:name="P124" style:parent-style-name="Textbody" style:family="paragraph">
      <style:text-properties style:font-size-complex="11pt"/>
    </style:style>
    <style:style style:name="T125" style:parent-style-name="DefaultParagraphFont" style:family="text">
      <style:text-properties style:font-size-complex="11pt"/>
    </style:style>
    <style:style style:name="T126" style:parent-style-name="DefaultParagraphFont" style:family="text">
      <style:text-properties style:font-name="Source Code Pro" style:font-size-complex="11pt"/>
    </style:style>
    <style:style style:name="T127" style:parent-style-name="DefaultParagraphFont" style:family="text">
      <style:text-properties style:font-size-complex="11pt"/>
    </style:style>
    <style:style style:name="P128" style:parent-style-name="Textbody" style:family="paragraph">
      <style:text-properties style:font-size-complex="11pt"/>
    </style:style>
    <style:style style:name="P129" style:parent-style-name="Textbody" style:family="paragraph">
      <style:text-properties style:font-size-complex="11pt"/>
    </style:style>
    <style:style style:name="T130" style:parent-style-name="DefaultParagraphFont" style:family="text">
      <style:text-properties fo:font-weight="bold" style:font-weight-asian="bold" style:font-weight-complex="bold" fo:font-size="11pt" style:font-size-asian="11pt" style:font-size-complex="11pt"/>
    </style:style>
    <style:style style:name="T131" style:parent-style-name="DefaultParagraphFont" style:family="text">
      <style:text-properties fo:font-size="11pt" style:font-size-asian="11pt" style:font-size-complex="11pt"/>
    </style:style>
    <style:style style:name="P132" style:parent-style-name="Textbody" style:family="paragraph">
      <style:text-properties style:font-size-complex="11pt"/>
    </style:style>
    <style:style style:name="P133" style:parent-style-name="Heading1" style:family="paragraph">
      <style:text-properties fo:font-size="11pt" style:font-size-asian="11pt" style:font-size-complex="11pt"/>
    </style:style>
    <style:style style:name="P134" style:parent-style-name="Heading" style:family="paragraph">
      <style:text-properties fo:font-style="italic" style:font-style-asian="italic" style:font-style-complex="italic" fo:font-size="11pt" style:font-size-asian="11pt" style:font-size-complex="11pt"/>
    </style:style>
    <style:style style:name="P135" style:parent-style-name="Textbody" style:family="paragraph">
      <style:paragraph-properties fo:margin-left="0.5in">
        <style:tab-stops/>
      </style:paragraph-properties>
    </style:style>
    <style:style style:name="T136" style:parent-style-name="DefaultParagraphFont" style:family="text">
      <style:text-properties style:font-name="Source Code Pro" style:font-size-complex="11pt"/>
    </style:style>
    <style:style style:name="T137" style:parent-style-name="DefaultParagraphFont" style:family="text">
      <style:text-properties style:font-name="Source Code Pro" fo:font-style="italic" style:font-style-asian="italic" style:font-style-complex="italic" style:font-size-complex="11pt"/>
    </style:style>
    <style:style style:name="T138" style:parent-style-name="DefaultParagraphFont" style:family="text">
      <style:text-properties style:font-name="Source Code Pro" style:font-size-complex="11pt"/>
    </style:style>
    <style:style style:name="T139" style:parent-style-name="DefaultParagraphFont" style:family="text">
      <style:text-properties style:font-name="Source Code Pro" style:font-size-complex="11pt"/>
    </style:style>
    <style:style style:name="T140" style:parent-style-name="DefaultParagraphFont" style:family="text">
      <style:text-properties fo:font-weight="bold" style:font-weight-asian="bold" style:font-weight-complex="bold"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P143" style:parent-style-name="Textbody" style:family="paragraph">
      <style:text-properties style:font-size-complex="11pt"/>
    </style:style>
    <style:style style:name="P144" style:parent-style-name="Textbody" style:family="paragraph">
      <style:text-properties style:font-size-complex="11pt"/>
    </style:style>
    <style:style style:name="T145" style:parent-style-name="DefaultParagraphFont" style:family="text">
      <style:text-properties style:font-size-complex="11pt"/>
    </style:style>
    <style:style style:name="T146" style:parent-style-name="DefaultParagraphFont" style:family="text">
      <style:text-properties style:font-name="Source Code Pro" style:font-size-complex="11pt"/>
    </style:style>
    <style:style style:name="T147" style:parent-style-name="DefaultParagraphFont" style:family="text">
      <style:text-properties style:font-size-complex="11pt"/>
    </style:style>
    <style:style style:name="P148" style:parent-style-name="Textbody" style:family="paragraph">
      <style:text-properties style:font-size-complex="11pt"/>
    </style:style>
    <style:style style:name="P149" style:parent-style-name="Textbody" style:family="paragraph">
      <style:paragraph-properties fo:margin-left="0.5in">
        <style:tab-stops/>
      </style:paragraph-properties>
      <style:text-properties style:font-size-complex="11pt"/>
    </style:style>
    <style:style style:name="T150" style:parent-style-name="DefaultParagraphFont" style:family="text">
      <style:text-properties fo:font-weight="bold" style:font-weight-asian="bold" style:font-weight-complex="bold" fo:font-size="11pt" style:font-size-asian="11pt" style:font-size-complex="11pt"/>
    </style:style>
    <style:style style:name="T151" style:parent-style-name="DefaultParagraphFont" style:family="text">
      <style:text-properties fo:font-size="11pt" style:font-size-asian="11pt" style:font-size-complex="11pt"/>
    </style:style>
    <style:style style:name="P152" style:parent-style-name="Textbody" style:family="paragraph">
      <style:text-properties style:font-size-complex="11pt"/>
    </style:style>
    <style:style style:name="P153" style:parent-style-name="Textbody" style:family="paragraph">
      <style:text-properties style:font-size-complex="11pt"/>
    </style:style>
    <style:style style:name="P154" style:parent-style-name="Textbody" style:family="paragraph">
      <style:text-properties style:font-size-complex="11pt"/>
    </style:style>
    <style:style style:name="T155" style:parent-style-name="DefaultParagraphFont" style:family="text">
      <style:text-properties style:font-name="Liberation Sans" style:font-name-complex="Liberation Sans" fo:font-size="11pt" style:font-size-asian="11pt" style:font-size-complex="11pt"/>
    </style:style>
    <style:style style:name="T156" style:parent-style-name="DefaultParagraphFont" style:family="text">
      <style:text-properties style:font-name="Source Code Pro" style:font-name-complex="Liberation Sans" fo:font-size="11pt" style:font-size-asian="11pt" style:font-size-complex="11pt"/>
    </style:style>
    <style:style style:name="T157" style:parent-style-name="DefaultParagraphFont" style:family="text">
      <style:text-properties style:font-name="Liberation Sans" style:font-name-complex="Liberation Sans" fo:font-size="11pt" style:font-size-asian="11pt" style:font-size-complex="11pt"/>
    </style:style>
    <style:style style:name="T158"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59" style:parent-style-name="Textbody" style:family="paragraph">
      <style:text-properties style:font-size-complex="11pt"/>
    </style:style>
    <style:style style:name="P160" style:parent-style-name="Textbody" style:family="paragraph">
      <style:text-properties style:font-size-complex="11pt"/>
    </style:style>
    <style:style style:name="P161" style:parent-style-name="Textbody" style:family="paragraph">
      <style:text-properties style:font-size-complex="11pt"/>
    </style:style>
    <style:style style:name="P162" style:parent-style-name="Textbody" style:family="paragraph">
      <style:text-properties style:font-size-complex="11pt"/>
    </style:style>
    <style:style style:name="P163" style:parent-style-name="Textbody" style:family="paragraph">
      <style:text-properties style:font-size-complex="11pt"/>
    </style:style>
    <style:style style:name="T164" style:parent-style-name="DefaultParagraphFont" style:family="text">
      <style:text-properties fo:font-weight="bold" style:font-weight-asian="bold" style:font-weight-complex="bold" fo:font-size="11pt" style:font-size-asian="11pt" style:font-size-complex="11pt"/>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P167" style:parent-style-name="Textbody" style:family="paragraph">
      <style:text-properties style:font-size-complex="11pt"/>
    </style:style>
    <style:style style:name="T168" style:parent-style-name="DefaultParagraphFont" style:family="text">
      <style:text-properties style:font-name="Liberation Sans" style:font-name-complex="Liberation Sans" fo:font-size="11pt" style:font-size-asian="11pt" style:font-size-complex="11pt"/>
    </style:style>
    <style:style style:name="T169" style:parent-style-name="DefaultParagraphFont" style:family="text">
      <style:text-properties style:font-name="Source Code Pro" style:font-name-complex="Liberation Sans" fo:font-size="11pt" style:font-size-asian="11pt" style:font-size-complex="11pt"/>
    </style:style>
    <style:style style:name="T170" style:parent-style-name="DefaultParagraphFont" style:family="text">
      <style:text-properties style:font-name="Source Code Pro" style:font-name-complex="Liberation Sans" fo:font-size="11pt" style:font-size-asian="11pt" style:font-size-complex="11pt"/>
    </style:style>
    <style:style style:name="T171" style:parent-style-name="DefaultParagraphFont" style:family="text">
      <style:text-properties style:font-name="Liberation Sans" style:font-name-complex="Liberation Sans" fo:font-size="11pt" style:font-size-asian="11pt" style:font-size-complex="11pt"/>
    </style:style>
    <style:style style:name="T172"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73" style:parent-style-name="Textbody" style:family="paragraph">
      <style:text-properties style:font-size-complex="11pt"/>
    </style:style>
    <style:style style:name="T174" style:parent-style-name="DefaultParagraphFont" style:family="text">
      <style:text-properties fo:font-weight="bold" style:font-weight-asian="bold" style:font-weight-complex="bold" fo:font-size="11pt" style:font-size-asian="11pt" style:font-size-complex="11pt"/>
    </style:style>
    <style:style style:name="T175" style:parent-style-name="DefaultParagraphFont" style:family="text">
      <style:text-properties fo:font-size="11pt" style:font-size-asian="11pt" style:font-size-complex="11pt"/>
    </style:style>
    <style:style style:name="P176" style:parent-style-name="Textbody" style:family="paragraph">
      <style:text-properties style:font-size-complex="11pt"/>
    </style:style>
    <style:style style:name="T177" style:parent-style-name="DefaultParagraphFont" style:family="text">
      <style:text-properties style:font-name="Liberation Sans" style:font-name-complex="Liberation Sans" fo:font-size="11pt" style:font-size-asian="11pt" style:font-size-complex="11pt"/>
    </style:style>
    <style:style style:name="T178" style:parent-style-name="DefaultParagraphFont" style:family="text">
      <style:text-properties style:font-name="Source Code Pro" style:font-name-complex="Liberation Sans" fo:font-size="11pt" style:font-size-asian="11pt" style:font-size-complex="11pt"/>
    </style:style>
    <style:style style:name="T179" style:parent-style-name="DefaultParagraphFont" style:family="text">
      <style:text-properties style:font-name="Source Code Pro" style:font-name-complex="Liberation Sans" fo:font-size="11pt" style:font-size-asian="11pt" style:font-size-complex="11pt"/>
    </style:style>
    <style:style style:name="T180" style:parent-style-name="DefaultParagraphFont" style:family="text">
      <style:text-properties style:font-name="Liberation Sans" style:font-name-complex="Liberation Sans" fo:font-size="11pt" style:font-size-asian="11pt" style:font-size-complex="11pt"/>
    </style:style>
    <style:style style:name="T18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82" style:parent-style-name="Textbody" style:family="paragraph">
      <style:text-properties style:font-size-complex="11pt"/>
    </style:style>
    <style:style style:name="T183" style:parent-style-name="DefaultParagraphFont" style:family="text">
      <style:text-properties fo:font-weight="bold" style:font-weight-asian="bold" style:font-weight-complex="bold" fo:font-size="11pt" style:font-size-asian="11pt" style:font-size-complex="11pt"/>
    </style:style>
    <style:style style:name="T184" style:parent-style-name="DefaultParagraphFont" style:family="text">
      <style:text-properties fo:font-size="11pt" style:font-size-asian="11pt" style:font-size-complex="11pt"/>
    </style:style>
    <style:style style:name="P185" style:parent-style-name="Textbody" style:family="paragraph">
      <style:text-properties style:font-size-complex="11pt"/>
    </style:style>
  </office:automatic-styles>
  <office:body>
    <office:text text:use-soft-page-breaks="true">
      <text:p text:style-name="P1">Analysis of Algorithms</text:p>
      <text:p text:style-name="P2">[your name]</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 following questions refer to the FindTester class given with the assignment. FindTester initializes an array of integers in ascending order from 1 to n inclusive. If a target value is provided, FindTester reports the number of statements executed before a result is returned. If no target value is provided, FindTester reports the average number of statements to find all values in the array. FindTester usage:</text:p>
      <text:p text:style-name="P8"><text:span text:style-name="T9">$ java FindTester [array size n] &lt;optional target value&gt;</text:span></text:p>
      <text:p text:style-name="Heading"><text:span text:style-name="T10">Minimum Statements</text:span><text:span text:style-name="T11">. What statements would be executed in a call to find() when the array size is zero (n == 0)? (Do not count the initialization of method arguments or return statements.) So what is the minimum cost (t(0) = ?, the constant factor) of calling find()?</text:span></text:p>
      <text:list text:style-name="LFO17" text:continue-numbering="true">
        <text:list-item>
          <text:p text:style-name="P12">In the find() algorithm, the array size is the n value. So when array size is 0, n also equals 0. In this case, the following statements would be executed: for loop initialization (int i = 0), for loop condition check (i &lt; array.length), and return statement (return -1;). The for loop body gets skipped because i is not less than the array length.</text:p>
        </text:list-item>
        <text:list-item>
          <text:p text:style-name="P13">The growth function is: t(0) = 3</text:p>
        </text:list-item>
      </text:list>
      <text:p text:style-name="Textbody"><text:span text:style-name="T14">Run<text:s/></text:span><text:span text:style-name="T15">FindTester 0 -1<text:s/></text:span><text:span text:style-name="T16"><text:line-break/></text:span><text:span text:style-name="T17">How do the results compare to your expectation? What (if anything) do you need to modify about your analysis to better align with the empirical results?</text:span></text:p>
      <text:list text:style-name="LFO18" text:continue-numbering="true">
        <text:list-item>
          <text:p text:style-name="P18">The test completed in 2 statements. I really don’t understand how this is possible. I’m sure the for loop counts as two statements no matter what (initialization and condition check). Maybe the return statement isn’t included in the statement count for some reason.</text:p>
        </text:list-item>
      </text:list>
      <text:p text:style-name="P19"/>
      <text:p text:style-name="Heading"><text:span text:style-name="T20">Best Case Scenario</text:span><text:span text:style-name="T21">. Assuming a large array size n, where would the target element be located in the array such that the minimum possible number of loop iterations would be executed? What statements are executed if this is the case? What is the growth function (t(n) = ?) under these conditions?</text:span></text:p>
      <text:list text:style-name="LFO19" text:continue-numbering="true">
        <text:list-item>
          <text:p text:style-name="P22">In the best-case scenario, the target element would be the very first element in the array. In this case, the following statements would occur: for-loop initialization, for-loop condition check, if-statement condition check, and the return statement inside the if-statement. But since the return statement didn’t count in the above scenario, I won’t count it in this growth function. Therefore, 3 total statements occur.</text:p>
        </text:list-item>
        <text:list-item>
          <text:p text:style-name="P23">The growth function is: t(n) = 3</text:p>
        </text:list-item>
      </text:list>
      <text:p text:style-name="Textbody"><text:span text:style-name="T24">Run<text:s/></text:span><text:span text:style-name="T25">FindTester 100 1</text:span><text:span text:style-name="T26">,<text:s/></text:span><text:span text:style-name="T27">FindTester 100 100</text:span><text:span text:style-name="T28">, and<text:s/></text:span><text:span text:style-name="T29">FindTester 100 -1</text:span><text:span text:style-name="T30"><text:line-break/>(For the record, 100 is NOT a large array size, but it is adequate for this analysis.) Which result represents the best case scenario with the minimum number of statements executed? How does the number of reported statements align with your expectation? What (if anything) do you need to modify<text:s/></text:span><text:soft-page-break/><text:span text:style-name="T31">about your analysis to better align with the empirical results?</text:span></text:p>
      <text:list text:style-name="LFO20" text:continue-numbering="true">
        <text:list-item>
          <text:p text:style-name="P32">Predicted best case for 100 elements: 3</text:p>
        </text:list-item>
        <text:list-item>
          <text:p text:style-name="P33">FindTester 100 1: 3 statements. This represents the best case scenario. The array has 100 elements, and the value 1 is stored at element 0.</text:p>
        </text:list-item>
        <text:list-item>
          <text:p text:style-name="P34">FindTester 100 100: 300 statements.</text:p>
        </text:list-item>
        <text:list-item>
          <text:p text:style-name="P35">FindTester 100 -1: 302 statements.</text:p>
        </text:list-item>
        <text:list-item>
          <text:p text:style-name="P36">Since the best-case scenario returned in 3 statements as I predicted, I would say my best-case-scenario growth function is correct.</text:p>
        </text:list-item>
      </text:list>
      <text:p text:style-name="P37"/>
      <text:p text:style-name="Heading"><text:span text:style-name="T38">Worst Case Scenario</text:span><text:span text:style-name="T39">. Assuming a large array size n, what would be necessary such that the loop cannot exit early and the method returns -1? How many times does the loop iterate? What statements are executed in each loop iteration? What is the growth function (t(n) = ?) under these conditions?</text:span></text:p>
      <text:list text:style-name="LFO21" text:continue-numbering="true">
        <text:list-item>
          <text:p text:style-name="P40">The worst-case scenario would be if the array does not contain the target value. Then the find() method has to loop through the entire array, never finding the value, and finally exit by returning -1. In this case, the loop iterates n times because n is the array length. The executed statements are: for-loop initialization and condition check (always occur). Then inside the for-loop (occurring n times), the following statements occur: if-statement condition check, for-loop increment and condition check.</text:p>
        </text:list-item>
        <text:list-item>
          <text:p text:style-name="P41">The growth function is: t(n) = 2 + 3n</text:p>
        </text:list-item>
      </text:list>
      <text:p text:style-name="Textbody"><text:span text:style-name="T42">Run<text:s/></text:span><text:span text:style-name="T43">FindTester 100 1</text:span><text:span text:style-name="T44">,<text:s/></text:span><text:span text:style-name="T45">FindTester 100 100</text:span><text:span text:style-name="T46">, and<text:s/></text:span><text:span text:style-name="T47">FindTester 100 -1</text:span><text:span text:style-name="T48"><text:line-break/>(For the record, 100 is NOT a large array size, but it is adequate for this analysis.) Which result represents the worst-case scenario with the maximum number of statements executed? Is it the one you predicted? How does the number of reported statements align with your expectation? What (if anything) do you need to modify about your analysis to better align with the empirical results?</text:span></text:p>
      <text:list text:style-name="LFO22" text:continue-numbering="true">
        <text:list-item>
          <text:p text:style-name="P49">FindTester 100 1: 3 statements.</text:p>
        </text:list-item>
        <text:list-item>
          <text:p text:style-name="P50">FindTester 100 100: 300 statements. In this case, on the last iteration through the for-loop (i=99), the value is found in the array and it’s index is returned. Since a return statement occurs, the for-loop is broken out of, and the final increment and condition check do not occur. This is why the overall statement count is 300, rather than 302 as in the worst-case scenario below.</text:p>
        </text:list-item>
        <text:list-item>
          <text:p text:style-name="P51">FindTester 100 -1: 302 statements. This represents the worst-case scenario, where the target value is not in the array. The array is looped through completely, and the value is never found.</text:p>
        </text:list-item>
        <text:list-item>
          <text:p text:style-name="P52">With an array of size 100, the worst-case scenario given by my growth function would be t(100) = 2 + 3(100) = 302 statements. Since this prediction matches the actual result, I am happy with my growth function for the worst-case scenario.</text:p>
        </text:list-item>
      </text:list>
      <text:p text:style-name="Heading"><text:span text:style-name="T53">Expected Average Case Scenario</text:span><text:span text:style-name="T54">. Assuming a randomly ordered array of unique elements and the target element is in the array, where would a target element be located on average? What is the<text:s/></text:span><text:soft-page-break/><text:span text:style-name="T55">expected average number of loop iterations if this is the case? What is the average growth function (t(n) = ?) under these conditions?</text:span></text:p>
      <text:list text:style-name="LFO23" text:continue-numbering="true">
        <text:list-item>
          <text:p text:style-name="P56">If the array is randomly ordered, a target element will on average be located in the middle of the array. The expected number of loop iterations in this case is n / 2. The growth function in this case can be adapted from the worst-case function, which is t(n) = 2 + 3n. Since the loop will run n/2 times on average, the function becomes t(n) = 2 + (3/2)n. But assuming the target value is found, the last two statements in the for-loop (increment and final condition check) will not occur. So I will subtract two statements from the function. t(n) = (3/2)n</text:p>
        </text:list-item>
        <text:list-item>
          <text:p text:style-name="P57">Average growth function: t(n) = (3/2)n</text:p>
        </text:list-item>
      </text:list>
      <text:p text:style-name="Textbody"><text:span text:style-name="T58">Run<text:s/></text:span><text:span text:style-name="T59">FindTester 100</text:span><text:span text:style-name="T60"><text:line-break/>(For the record, 100 is NOT a large array size, but it is adequate for this analysis.) How does the average number of statements to find all elements align with your expectation? What (if anything) do you need to modify about your analysis to better align with the empirical results?</text:span></text:p>
      <text:list text:style-name="LFO24" text:continue-numbering="true">
        <text:list-item>
          <text:p text:style-name="P61">RunTester 100: 151 statements (on average)</text:p>
        </text:list-item>
        <text:list-item>
          <text:p text:style-name="P62">According to my growth function, the number of statements would be (3/2)(100) = 150. This is extremely close to the actual number of statements, 151. So I would say that my average-case growth function is accurate.</text:p>
        </text:list-item>
      </text:list>
      <text:p text:style-name="Heading"><text:span text:style-name="T63">Order</text:span><text:span text:style-name="T64">. What is the runtime order (big-O) of find() based on the above growth functions?</text:span></text:p>
      <text:list text:style-name="LFO25" text:continue-numbering="true">
        <text:list-item>
          <text:p text:style-name="P65">All of the above growth functions have an order of n. So they can be described as O(n) = n.</text:p>
        </text:list-item>
      </text:list>
      <text:h text:style-name="P66" text:outline-level="1"/>
      <text:h text:style-name="P67" text:outline-level="1">Algorithm: replaceAll()</text:h>
      <text:p text:style-name="P68">The following questions refer to the ReplaceAllTester class given with the assignment. ReplaceAllTester initializes an array of integers of size n configured according to input parameters. If an oldValue argument is provided, ReplaceAllTester reports the number of statements executed to replace that value in an array where all elements are in ascending order from 1 to n inclusive. If no oldValue is provided, ReplaceAll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ReplaceAllTester usage:</text:p>
      <text:p text:style-name="Textbody"><text:span text:style-name="T69"><text:tab/></text:span><text:span text:style-name="T70">$ java<text:s/></text:span><text:span text:style-name="T71">ReplaceAllTester</text:span><text:span text:style-name="T72"><text:s/>[array size n] &lt;oldValue&gt; &lt;numDuplicates&gt;</text:span></text:p>
      <text:p text:style-name="Heading"><text:span text:style-name="T73">Minimum Statements</text:span><text:span text:style-name="T74">. What statements would be executed in a call to replaceAll() when the array size is zero (n == 0)? Do not overlook the cost of calling find() or the assignment of its return value. So what is the minimum cost (t(0) = ?) of calling replaceAll()?</text:span></text:p>
      <text:list text:style-name="LFO26" text:continue-numbering="true">
        <text:list-item>
          <text:p text:style-name="P75">If the array size is 0, the find() method will be called. From the previous problem, we know that the minimum number of statements executed by the find() method is 2 (for-loop initialization and condition check). The for-loop body is not executed because the array size is 0. So the find() method skips the for-loop body and simply returns -1. That -1 is then assigned to the index variable in the replaceAll() method, and the while-loop condition check occurs. It<text:s/><text:soft-page-break/>evaluates to false, and the method finishes.</text:p>
        </text:list-item>
        <text:list-item>
          <text:p text:style-name="P76">So, the minimum number of statements executed by the replaceAll() method is 4:</text:p>
          <text:list text:continue-numbering="true">
            <text:list-item>
              <text:p text:style-name="P77">Inside the find() method: for-loop initialization and condition check (2 statements)</text:p>
            </text:list-item>
            <text:list-item>
              <text:p text:style-name="P78">Back in the replaceAll() method: index variable assignment and while-loop condition check (2 statements)</text:p>
            </text:list-item>
          </text:list>
        </text:list-item>
        <text:list-item>
          <text:p text:style-name="P79">The growth function is: t(0) = 4</text:p>
        </text:list-item>
      </text:list>
      <text:p text:style-name="Textbody"><text:span text:style-name="T80">Run<text:s/></text:span><text:span text:style-name="T81">ReplaceAllTester 0</text:span><text:span text:style-name="T82"><text:line-break/>How does the number of reported statements compare with your expectation? What (if anything) do you need to modify about your analysis to better align with the empirical results?</text:span></text:p>
      <text:list text:style-name="LFO27" text:continue-numbering="true">
        <text:list-item>
          <text:p text:style-name="P83">The number of statements was 4. This gives me confidence that my analysis was correct.</text:p>
        </text:list-item>
      </text:list>
      <text:p text:style-name="P84"/>
      <text:p text:style-name="Heading"><text:span text:style-name="T85">Best Case Scenario</text:span><text:span text:style-name="T86">. Assuming a large array size n, what would cause the replaceAll() while loop to never iterate? What would be the cost of the first find() call? What statements are executed in replaceAll(), itself? What is the total growth function (t(n) = ?) under these conditions?</text:span></text:p>
      <text:list text:style-name="LFO27" text:continue-numbering="true">
        <text:list-item>
          <text:p text:style-name="P87">The replaceAll() while-loop would never iterate if index == -1, which occurs when the oldValue is not present in the array. In that case, the cost of the first find() call would be t(n) = 2 + 3n. This equation was determined to be the worst case scenario for find(), yet it is the best case scenario for replaceAll() because it returns -1, causing the replaceAll() while-loop to never iterate and the find() method to not be called a second time.</text:p>
        </text:list-item>
        <text:list-item>
          <text:p text:style-name="P88">In replaceAll() itself, the statements executed are: index variable initialization, and while-loop condition check (evaluates to false, so no more statements are executed). 2 total statements.</text:p>
        </text:list-item>
        <text:list-item>
          <text:p text:style-name="P89">So, the best-case scenario growth function is: t(n) = 4 + 3n</text:p>
        </text:list-item>
      </text:list>
      <text:p text:style-name="Textbody"><text:span text:style-name="T90">Run<text:s/></text:span><text:span text:style-name="T91">ReplaceAllTester 100 1, ReplaceAllTester 100 100, and ReplaceAllTester 100 -1</text:span><text:span text:style-name="T92"><text:line-break/>(For the record, 100 is NOT a large array size, but it is adequate for this analysis.) Which test run represents the best case scenario with the minimum number of statements executed? How does the number of reported statements compare with your expectation? What (if anything) do you need to modify about your analysis to better align with the empirical results?</text:span></text:p>
      <text:list text:style-name="LFO28" text:continue-numbering="true">
        <text:list-item>
          <text:p text:style-name="P93">ReplaceAllTester 100 1: 310 statements</text:p>
        </text:list-item>
        <text:list-item>
          <text:p text:style-name="P94">ReplaceAllTester 100 100: 607 statements</text:p>
        </text:list-item>
        <text:list-item>
          <text:p text:style-name="P95">ReplaceAllTester 100 -1: 304 statements</text:p>
        </text:list-item>
        <text:list-item>
          <text:p text:style-name="P96">ReplaceAllTester 100 -1 represents the best-case scenario, in which the oldValue doesn’t exist in the array. The array in this method call contains the numbers 1 through 100, but not -1. According to my growth function, the number of statements would be: t(100) = 4 + 3(100) = 304. This prediction matches the actual results, so I am confident with my analysis.</text:p>
        </text:list-item>
      </text:list>
      <text:p text:style-name="P97"/>
      <text:soft-page-break/>
      <text:p text:style-name="Heading"><text:span text:style-name="T98">Worst Case Scenario</text:span><text:span text:style-name="T99">. Assuming newValue and oldValue are not equal and n is large, under what conditions would the maximum number of replaceAll() while loop iterations be executed? Note that every call to find() in replaceAll() is guaranteed to iterate a different number of times, so what would be the average cost of a find() call within the while loop? What other statements are executed in every iteration of the while loop? What is the total growth function (t(n) = ?) under these conditions?</text:span></text:p>
      <text:list text:style-name="LFO29" text:continue-numbering="true">
        <text:list-item>
          <text:p text:style-name="P100">The maximum number of while-loop iterations would occur when every element in the array is equal to oldValue.</text:p>
        </text:list-item>
        <text:list-item>
          <text:p text:style-name="P101">The average cost of a find() call within the while-loop is given by the average-case growth function for the find() method: t(n) = (3/2)n</text:p>
        </text:list-item>
        <text:list-item>
          <text:p text:style-name="P102">Assuming a worst-case scenario where every value in the array is the oldValue to be updated, the very first find() call would result in 3 statements because the very first value in the array is the oldValue. (Recall that this is the best-case scenario for the find() method.) Index 0, returned by the find() method call, would be assigned to the index variable in replaceAll (1 statement). The while-loop condition check would then occur (1 statement). So, a total of 5 statements occur outside of the while loop in the worst-case scenario.</text:p>
        </text:list-item>
        <text:list-item>
          <text:p text:style-name="P103">Then, inside the while-loop (ran n times), an array[index] assignment occurs (1 statement), and find() is called again. Now we can use the average-case growth function for find(), since the cost will be different every time through the while-loop. After the find() method completes, the returned index is assigned to the index variable, and the while-loop condition check occurs again (2 statements).</text:p>
        </text:list-item>
        <text:list-item>
          <text:p text:style-name="P104">So, the worst-case growth function is: t(n) = 5 + n(3 + (3/2)n)</text:p>
        </text:list-item>
      </text:list>
      <text:p text:style-name="Textbody"><text:span text:style-name="T105">Run<text:s/></text:span><text:span text:style-name="T106">ReplaceAllTester 100 100, ReplaceAllTester 100 -1, and ReplaceAllTester 100 1 100</text:span><text:span text:style-name="T107"><text:line-break/>(For the record, 100 is NOT a large array size, but it is adequate for this analysis.) Which test run represents the worst case scenario with the maximum number of statements executed? How does the number of reported statements compare with your expectation? What (if anything) do you need to modify about your analysis to better align with the empirical results?</text:span></text:p>
      <text:list text:style-name="LFO30" text:continue-numbering="true">
        <text:list-item>
          <text:p text:style-name="P108">ReplaceAllTester 100 100: 607 statements</text:p>
        </text:list-item>
        <text:list-item>
          <text:p text:style-name="P109">ReplaceAllTester 100 -1: 304 statements</text:p>
        </text:list-item>
        <text:list-item>
          <text:p text:style-name="P110">ReplaceAllTester 100 1 100: 15,754 statements</text:p>
        </text:list-item>
        <text:list-item>
          <text:p text:style-name="P111">“ReplaceAllTester 100 1 100” represents the worst-case scenario. All 100 values in the array are 1. According to my growth function, the number of statements executed would be: t(100) = 5 + 100(3 + (3/2)(100)) = 15,305 statements. This is a few hundred statements less than the actual reported number. After looking at the replaceAll() method for much longer, I still cannot determine where the extra 451 statements are coming from.</text:p>
        </text:list-item>
      </text:list>
      <text:p text:style-name="P112"/>
      <text:p text:style-name="Heading"><text:span text:style-name="T113">Expected Case Scenario</text:span><text:span text:style-name="T114">. Assuming a large, randomly ordered array of<text:s/></text:span><text:span text:style-name="T115">unique</text:span><text:span text:style-name="T116"><text:s/>elements and oldValue is a value in the array, how many replaceAll() while loop iterations will occur? What is the expected cost of the first call to find()? How many loop iterations in call(s) to find() within the while<text:s/></text:span><text:soft-page-break/><text:span text:style-name="T117">loop? What is the expected growth function (t(n) = ?) for a call to replaceAll() under these conditions?</text:span></text:p>
      <text:list text:style-name="LFO31" text:continue-numbering="true">
        <text:list-item>
          <text:p text:style-name="P118"><text:span text:style-name="T119">On average, oldValue will be located halfway through the array. This means that the expected cost of the first find() call will be (3/2)n, as this is an average-case scenario for find(). The returned index will be assigned to the index variable in replaceAll(), and the first while-loop condition check will occur (2 statements). So the growth function<text:s/></text:span><text:span text:style-name="T120">so far</text:span><text:span text:style-name="T121"><text:s/>is t(n) = 2 + (3/2)n</text:span></text:p>
        </text:list-item>
        <text:list-item>
          <text:p text:style-name="P122">Inside the while-loop, oldValue is replaced with newValue (1 statement)</text:p>
        </text:list-item>
        <text:list-item>
          <text:p text:style-name="P123">The while-loop will iterate only once because the first find() call is guaranteed to find the only occurrence of oldValue in the array. This means that a subsequent call to find() within the while-loop will loop completely through the array (100 for-loop iterations) and not find oldValue (since it has already been replaced). So find() will only be called once within the while-loop, and that one call will execute 2 + 3n statements, as this is a worst-case scenario for find() where the target value is not in the array. Find() will return -1, which will be assigned to the index variable (1 statement). The while-loop condition check will occur again (1 statement), evaluating to false, and the while-loop will be broken out of.</text:p>
        </text:list-item>
        <text:list-item>
          <text:p text:style-name="P124">So, the total growth function for an average-case scenario is: t(n) = 7 + (9/2)n</text:p>
        </text:list-item>
      </text:list>
      <text:p text:style-name="Textbody"><text:span text:style-name="T125">Run<text:s/></text:span><text:span text:style-name="T126">ReplaceAllTester 100</text:span><text:span text:style-name="T127"><text:line-break/>(For the function record, 100 is NOT a large array size, but it is adequate for this analysis.) How does the number of reported statements compare with your expectation? What (if anything) do you need to modify about your analysis to better align with the empirical results?</text:span></text:p>
      <text:list text:style-name="LFO32" text:continue-numbering="true">
        <text:list-item>
          <text:p text:style-name="P128">ReplaceAllTester100: 457 statements.</text:p>
        </text:list-item>
        <text:list-item>
          <text:p text:style-name="P129">My growth predicted: t(100) = 7 + (9/2)(100) = 457 statements. Given this match, I am confident with my analysis for an average-case scenario.</text:p>
        </text:list-item>
      </text:list>
      <text:p text:style-name="Heading"><text:span text:style-name="T130">Order</text:span><text:span text:style-name="T131">. What is the runtime order (big-O) of replaceAll() based on the above growth functions?</text:span></text:p>
      <text:p text:style-name="P132"/>
      <text:h text:style-name="P133" text:outline-level="1">Algorithm: sortIt()</text:h>
      <text:p text:style-name="P134">The following questions refer to the SortItTester class given with the assignment. SortItTester initializes an array of integers of size n configured according to input parameters. If an oldValue argument is provided, SortItTester reports the number of statements executed to replace that value in an array where all elements are in ascending order from 1 to n inclusive. If no oldValue is provided, SortIt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SortItTester usage:</text:p>
      <text:p text:style-name="P135"><text:span text:style-name="T136">$ java<text:s/></text:span><text:span text:style-name="T137">SortItTester</text:span><text:span text:style-name="T138"><text:s/>[array size n] [a | d | r | m numDuplicates]</text:span><text:span text:style-name="T139"><text:line-break/>where a → ascending order, d → descending order, r → random order, and m → multiples/duplicates, requiring a third argument for the number of duplicates up to a maximum of n</text:span></text:p>
      <text:p text:style-name="Heading"><text:span text:style-name="T140">Minimum Statements</text:span><text:span text:style-name="T141">. What statements would be executed in a call to sortIt() when the array size is<text:s/></text:span><text:soft-page-break/><text:span text:style-name="T142">zero (n == 0) or one (n == 1)? So what is the minimum cost for a call to sortIt()?</text:span></text:p>
      <text:list text:style-name="LFO33" text:continue-numbering="true">
        <text:list-item>
          <text:p text:style-name="P143">Two statements would occur: for-loop initialization and condition check.</text:p>
        </text:list-item>
        <text:list-item>
          <text:p text:style-name="P144">t(0) = 2</text:p>
        </text:list-item>
      </text:list>
      <text:p text:style-name="Textbody"><text:span text:style-name="T145">Run<text:s/></text:span><text:span text:style-name="T146">SortItTester 0 a and SortItTester 1 a</text:span><text:span text:style-name="T147"><text:line-break/>How does the number of reported statements compare with your expectations? What (if anything) do you need to modify about your analysis to better align with the empirical results?</text:span></text:p>
      <text:list text:style-name="LFO34" text:continue-numbering="true">
        <text:list-item>
          <text:p text:style-name="P148">In both cases, 2 statements were executed as expected.</text:p>
        </text:list-item>
      </text:list>
      <text:p text:style-name="P149"/>
      <text:p text:style-name="Heading"><text:span text:style-name="T150">Best Case Scenario</text:span><text:span text:style-name="T151">. Assume a large array size n. The sortIt() outer loop depends only on n, but the inner loop is sensitive to the ordering of elements in the array and the current index of the outer loop. Under what conditions would the minimum number of inner loop iterations occur? What statements are executed in every iteration of the outer loop? What is the growth function under these conditions?</text:span></text:p>
      <text:list text:style-name="LFO34" text:continue-numbering="true">
        <text:list-item>
          <text:p text:style-name="P152">The minimum number of inner loop iterations would occur if all the values in the array were already in ascending order.</text:p>
        </text:list-item>
        <text:list-item>
          <text:p text:style-name="P153">In every iteration of the outer loop, these are the executed statements: for-loop initialization and condition check (2 statements), value and index variable initializations (2 statements), while-loop condition check and the final array value assignment (2 statements). Finally, the for-loop increment and condition check occurs (2 statements). So, in a best-case scenario, 8 statements are executed each time through the outer loop.<text:s/></text:p>
        </text:list-item>
        <text:list-item>
          <text:p text:style-name="P154">The outer loop runs n-1 times, so the best-case growth function is: t(n) = 8(n - 1)</text:p>
        </text:list-item>
      </text:list>
      <text:p text:style-name="Standard"><text:span text:style-name="T155">Run<text:s/></text:span><text:span text:style-name="T156">SortItTester 100 a, SortItTester 100 d, and SortItTester 100 m 100</text:span><text:span text:style-name="T157"><text:line-break/>(For the record, 100 is NOT a large array size, but it is adequate for this analysis.) Which test runs represent a best case scenario with the minimum number of statements executed? How does the number of reported statements compare with your expectation? What (if anything) do you need to modify about your analysis to better align with the empirical results?<text:s/></text:span><text:span text:style-name="T158">(Note that the inner loop condition could be legitimately counted as 1, 2, 3, or even 4 statements. SortItTester compromises and counts the inner loop condition as 2 statements.)</text:span></text:p>
      <text:list text:style-name="LFO35" text:continue-numbering="true">
        <text:list-item>
          <text:p text:style-name="P159">SortItTester 100 a: 695 statements<text:s/></text:p>
        </text:list-item>
        <text:list-item>
          <text:p text:style-name="P160">SortItTester 100 d: 20,495 statements</text:p>
        </text:list-item>
        <text:list-item>
          <text:p text:style-name="P161">SortItTester 100 m 100: 695 statements</text:p>
        </text:list-item>
        <text:list-item>
          <text:p text:style-name="P162">The best-case scenario is represented by SortItTester 100 a, since the values in the array are already in ascending order. I hadn’t thought about an array full of duplicates taking the same amount of statements as an ascending array, but it makes sense because the while-loop is never entered, same as with ascending values.</text:p>
        </text:list-item>
        <text:list-item>
          <text:p text:style-name="P163">My growth function predicted: t(100) = 8(100 – 1) = 792 statements. This is a bit more statements than the actual number.<text:s/></text:p>
        </text:list-item>
      </text:list>
      <text:p text:style-name="Heading"><text:span text:style-name="T164">Worst Case Scenario</text:span><text:span text:style-name="T165">. Assume a large array size n. The sortIt() outer loop depends only on n, but the inner loop is sensitive to the ordering of elements in the array and the current index of the outer loop. Under what conditions would the maximum number of inner loop iterations occur? What is the average<text:s/></text:span><text:soft-page-break/><text:span text:style-name="T166">number of inner loop iterations per outer loop iteration under these conditions? What statements are executed for each iteration of the inner loop? What is the growth function under these conditions?</text:span></text:p>
      <text:p text:style-name="P167"/>
      <text:p text:style-name="Standard"><text:span text:style-name="T168">Run<text:s/></text:span><text:span text:style-name="T169">SortItTester 100 a, SortItTester 100 d, and SortItTester 100 m 100</text:span><text:span text:style-name="T170"><text:line-break/></text:span><text:span text:style-name="T171">(For the record, 100 is NOT a large array size, but it is adequate for this analysis.) Which test run represents the worst case scenario with the maximum number of statements executed? How does the number of reported statements compare with your expectation? What (if anything) do you need to modify about your analysis to better align with the empirical results?<text:s/></text:span><text:span text:style-name="T172">(Note that the inner loop condition could be legitimately counted as 1, 2, 3, or even 4 statements. SortItTester compromises and counts the inner loop condition as 2 statements.)</text:span></text:p>
      <text:p text:style-name="P173"/>
      <text:p text:style-name="Heading"><text:span text:style-name="T174">Expected Average Case Scenario</text:span><text:span text:style-name="T175">. Assume a large array size n. Assuming a random array of unique elements, what is the expected average number of inner loop iterations per outer loop iteration? Why? How does this compare to the worst case? What is the growth function under these conditions?</text:span></text:p>
      <text:p text:style-name="P176"/>
      <text:p text:style-name="Standard"><text:span text:style-name="T177">Run<text:s/></text:span><text:span text:style-name="T178">SortItTester 100 r</text:span><text:span text:style-name="T179"><text:line-break/></text:span><text:span text:style-name="T180">(For the record, 100 is NOT a large array size, but it is adequate for this analysis.) How does the number of reported statements compare with your expectation? What (if anything) do you need to modify about your analysis to better align with the empirical results?<text:s/></text:span><text:span text:style-name="T181">(Note that the inner loop condition could be legitimately counted as 1, 2, 3, or even 4 statements. SortItTester compromises and counts the inner loop condition as 2 statements.)</text:span></text:p>
      <text:p text:style-name="P182"/>
      <text:p text:style-name="Heading"><text:span text:style-name="T183">Order</text:span><text:span text:style-name="T184">. What is the runtime order (big-O) of sortIt() based on the above growth functions?</text:span></text:p>
      <text:p text:style-name="P1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omas L</dc:creator>
    <meta:creation-date>2015-05-16T15:10:00Z</meta:creation-date>
    <dc:date>2022-02-17T21:25:00Z</dc:date>
    <meta:template xlink:href="Normal.dotm" xlink:type="simple"/>
    <meta:editing-cycles>1</meta:editing-cycles>
    <meta:editing-duration>PT86580S</meta:editing-duration>
    <meta:document-statistic meta:page-count="8" meta:paragraph-count="44" meta:word-count="3333" meta:character-count="22288" meta:row-count="158" meta:non-whitespace-character-count="18999"/>
  </office:meta>
</office:document-meta>
</file>